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9e60" officeooo:paragraph-rsid="00029e60"/>
    </style:style>
    <style:style style:name="P2" style:family="paragraph" style:parent-style-name="Standard">
      <style:paragraph-properties fo:text-align="center" style:justify-single-word="false"/>
      <style:text-properties fo:font-size="42pt" fo:font-style="italic" style:text-underline-style="solid" style:text-underline-width="auto" style:text-underline-color="font-color" fo:font-weight="bold" officeooo:rsid="00029e60" officeooo:paragraph-rsid="00029e60" style:font-size-asian="42pt" style:font-style-asian="italic" style:font-weight-asian="bold" style:font-size-complex="42pt" style:font-style-complex="italic" style:font-weight-complex="bold"/>
    </style:style>
    <style:style style:name="P3" style:family="paragraph" style:parent-style-name="Standard" style:list-style-name="Numbering_20_ABC">
      <style:paragraph-properties fo:text-align="center" style:justify-single-word="false"/>
      <style:text-properties officeooo:paragraph-rsid="00029e60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092d3a" officeooo:paragraph-rsid="00092d3a" style:font-size-asian="13.1000003814697pt" style:font-style-asian="italic" style:font-weight-asian="bold" style:font-size-complex="15pt" style:font-style-complex="italic" style:font-weight-complex="bold"/>
    </style:style>
    <style:style style:name="P5" style:family="paragraph" style:parent-style-name="Standard" style:list-style-name="Numbering_20_123">
      <style:paragraph-properties fo:text-align="start" style:justify-single-word="false"/>
      <style:text-properties fo:font-size="15pt" fo:font-style="normal" style:text-underline-style="none" fo:font-weight="normal" officeooo:rsid="00029e60" officeooo:paragraph-rsid="00029e60" style:font-size-asian="13.1000003814697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29e60"/>
    </style:style>
    <style:style style:name="P7" style:family="paragraph" style:parent-style-name="Standard" style:list-style-name="Numbering_20_123">
      <style:paragraph-properties fo:text-align="start" style:justify-single-word="false"/>
      <style:text-properties officeooo:paragraph-rsid="00029e60"/>
    </style:style>
    <style:style style:name="P8" style:family="paragraph" style:parent-style-name="Standard">
      <style:paragraph-properties fo:text-align="start" style:justify-single-word="false"/>
      <style:text-properties officeooo:rsid="000304a6" officeooo:paragraph-rsid="000304a6"/>
    </style:style>
    <style:style style:name="P9" style:family="paragraph" style:parent-style-name="Standard">
      <style:paragraph-properties fo:text-align="start" style:justify-single-word="false"/>
      <style:text-properties officeooo:rsid="00060db8" officeooo:paragraph-rsid="00060db8"/>
    </style:style>
    <style:style style:name="P10" style:family="paragraph" style:parent-style-name="Standard" style:list-style-name="List_20_1">
      <style:paragraph-properties fo:text-align="start" style:justify-single-word="false"/>
      <style:text-properties officeooo:rsid="00060db8" officeooo:paragraph-rsid="00060db8"/>
    </style:style>
    <style:style style:name="P11" style:family="paragraph" style:parent-style-name="Standard">
      <style:paragraph-properties fo:text-align="start" style:justify-single-word="false"/>
      <style:text-properties officeooo:rsid="00070400" officeooo:paragraph-rsid="00070400"/>
    </style:style>
    <style:style style:name="P12" style:family="paragraph" style:parent-style-name="Standard">
      <style:paragraph-properties fo:text-align="start" style:justify-single-word="false"/>
      <style:text-properties fo:font-size="24pt" fo:font-style="italic" style:text-underline-style="solid" style:text-underline-width="auto" style:text-underline-color="font-color" fo:font-weight="bold" officeooo:rsid="00060db8" officeooo:paragraph-rsid="00060db8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32pt" fo:font-style="italic" style:text-underline-style="solid" style:text-underline-width="auto" style:text-underline-color="font-color" fo:font-weight="bold" officeooo:rsid="00092d3a" officeooo:paragraph-rsid="00092d3a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font-style="normal" style:text-underline-style="none" fo:font-weight="normal" officeooo:rsid="00029e60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font-style="normal" style:text-underline-style="none" fo:font-weight="normal" officeooo:rsid="00049937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font-style="normal" style:text-underline-style="none" fo:font-weight="normal" officeooo:rsid="00070400" style:font-size-asian="13.1000003814697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font-style="normal" style:text-underline-style="none" fo:font-weight="normal" officeooo:rsid="00089721" style:font-size-asian="13.1000003814697pt" style:font-style-asian="normal" style:font-weight-asian="normal" style:font-size-complex="15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Search Tree</text:p>
      <text:p text:style-name="P2"/>
      <text:list xml:id="list3657275668" text:style-name="Numbering_20_123">
        <text:list-header>
          <text:p text:style-name="P5">1. Create node structure with integer data, left and right pointer.</text:p>
          <text:p text:style-name="P5">2. Implement functions :- </text:p>
        </text:list-header>
      </text:list>
      <text:list xml:id="list1007562481" text:style-name="Numbering_20_ABC">
        <text:list-item>
          <text:p text:style-name="P3"><text:span text:style-name="T5"><text:s/>Insert</text:span></text:p>
        </text:list-item>
        <text:list-item>
          <text:p text:style-name="P3"><text:span text:style-name="T5">Delete</text:span></text:p>
        </text:list-item>
        <text:list-item>
          <text:p text:style-name="P3"><text:span text:style-name="T5">Search</text:span></text:p>
        </text:list-item>
        <text:list-item>
          <text:p text:style-name="P3"><text:span text:style-name="T5">Inorder traversal</text:span></text:p>
        </text:list-item>
        <text:list-item>
          <text:p text:style-name="P3"><text:span text:style-name="T5">Pre order traversal</text:span></text:p>
        </text:list-item>
        <text:list-item>
          <text:p text:style-name="P3"><text:span text:style-name="T5">Post order <text:s/>traversal</text:span></text:p>
        </text:list-item>
        <text:list-item>
          <text:p text:style-name="P3"><text:span text:style-name="T5">Check binary tree(is bst or not)</text:span></text:p>
        </text:list-item>
        <text:list-item>
          <text:p text:style-name="P3"><text:span text:style-name="T5">Height of binary tree</text:span></text:p>
        </text:list-item>
        <text:list-item>
          <text:p text:style-name="P3"><text:span text:style-name="T5">Maximum and minimun value in binary tree <text:s text:c="15"/></text:span></text:p>
        </text:list-item>
      </text:list>
      <text:p text:style-name="P6"><text:span text:style-name="T5"><text:s/></text:span></text:p>
      <text:list xml:id="list174631001715450" text:continue-list="list3657275668" text:style-name="Numbering_20_123">
        <text:list-header>
          <text:p text:style-name="P7"><text:span text:style-name="T5"><text:s/>3. <text:s/>Using these function implement the binary tree code.</text:span></text:p>
        </text:list-header>
      </text:list>
      <text:p text:style-name="P6"><text:span text:style-name="T5"/></text:p>
      <text:p text:style-name="P6"><text:span text:style-name="T5"/></text:p>
      <text:p text:style-name="P6"><text:span text:style-name="T5"/></text:p>
      <text:p text:style-name="P1"><text:span text:style-name="T4">Process:- <text:s/></text:span></text:p>
      <text:p text:style-name="P1"><text:span text:style-name="T4"/></text:p>
      <text:p text:style-name="P8"><text:span text:style-name="T6">1</text:span><text:span text:style-name="T4">. Create header file and include relevant libraries and function prototypes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12">Header File :- (binarystree.h)</text:p>
      <text:p text:style-name="P9"><text:span text:style-name="T4"/></text:p>
      <text:p text:style-name="P11"><text:span text:style-name="T4">Header </text:span><text:span text:style-name="T8">file consist of these function prototypes :-</text:span></text:p>
      <text:p text:style-name="P9"><text:span text:style-name="T4"/></text:p>
      <text:list xml:id="list3580602255" text:style-name="List_20_1">
        <text:list-item>
          <text:p text:style-name="P10"><text:span text:style-name="T4">createNode(int value) - function to create ne node with given integer value</text:span></text:p>
        </text:list-item>
        <text:list-item>
          <text:p text:style-name="P10"><text:span text:style-name="T4">insert(struct Node* root, int value) - <text:s/>function to insert value in tree</text:span></text:p>
        </text:list-item>
        <text:list-item>
          <text:p text:style-name="P10"><text:span text:style-name="T4">search(struct Node* root, int value) - function to search for a value of node in tree</text:span></text:p>
        </text:list-item>
        <text:list-item>
          <text:p text:style-name="P10"><text:span text:style-name="T4">findMin(struct Node* root) - function to find node with minimum value in tree</text:span></text:p>
        </text:list-item>
        <text:list-item>
          <text:p text:style-name="P10"><text:span text:style-name="T4">deleteNode(struct Node* root, int value) - function to delete a node with given value</text:span></text:p>
        </text:list-item>
        <text:list-item>
          <text:p text:style-name="P10"><text:soft-page-break/><text:span text:style-name="T4">inOrderTraversal(struct Node* root) - function to perform inorder traversal which follow (left-root-right)</text:span></text:p>
        </text:list-item>
        <text:list-item>
          <text:p text:style-name="P10"><text:span text:style-name="T4">preOrderTraversal(struct Node* root) - function to perform preorder traversal which follw(root-left-right)</text:span></text:p>
        </text:list-item>
        <text:list-item>
          <text:p text:style-name="P10"><text:span text:style-name="T4">postOrder(struct Node* root) - function to perform post order traversal which follow (left-right-root)</text:span></text:p>
        </text:list-item>
        <text:list-item>
          <text:p text:style-name="P10"><text:span text:style-name="T4">isBST(struct Node* root) - function to chrck that tree is binary search tree or not</text:span></text:p>
        </text:list-item>
        <text:list-item>
          <text:p text:style-name="P10"><text:span text:style-name="T4">isBSTUtil(struct Node* root, int min, int max) </text:span><text:span text:style-name="T7">- </text:span><text:span text:style-name="T4">utility function to recursively check that tree satisfy binary search tree property</text:span></text:p>
        </text:list-item>
        <text:list-item>
          <text:p text:style-name="P10"><text:span text:style-name="T4">maxHeight(struct Node* root) - <text:s/>function to find maximum height or depth of binary tree</text:span></text:p>
        </text:list-item>
        <text:list-item>
          <text:p text:style-name="P10"><text:span text:style-name="T4">findMinValue(struct Node* root) </text:span><text:span text:style-name="T7">- <text:s/></text:span><text:span text:style-name="T4">function to find minimum value in tree</text:span></text:p>
        </text:list-item>
        <text:list-item>
          <text:p text:style-name="P10"><text:span text:style-name="T4">findMaxValue(struct Node* root) - function to find maximum value in tree</text:span></text:p>
        </text:list-item>
        <text:list-item>
          <text:p text:style-name="P10"><text:span text:style-name="T4">freeTree(structNode* root) - function to deallocate memory used by tree</text:span></text:p>
        </text:list-item>
      </text:list>
      <text:p text:style-name="P6"><text:span text:style-name="T5"/></text:p>
      <text:p text:style-name="P6"><text:span text:style-name="T5"/></text:p>
      <text:p text:style-name="P6"><text:span text:style-name="T5"/></text:p>
      <text:p text:style-name="P13">binarystree.c<text:span text:style-name="T1"> </text:span></text:p>
      <text:p text:style-name="P13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0:27:48.220742236</meta:creation-date>
    <dc:date>2024-05-03T17:46:28.980368002</dc:date>
    <meta:editing-duration>PT1H52M34S</meta:editing-duration>
    <meta:editing-cycles>1</meta:editing-cycles>
    <meta:document-statistic meta:table-count="0" meta:image-count="0" meta:object-count="0" meta:page-count="2" meta:paragraph-count="33" meta:word-count="287" meta:character-count="1795" meta:non-whitespace-character-count="1535"/>
    <meta:generator>LibreOffice/7.3.7.2$Linux_X86_64 LibreOffice_project/30$Build-2</meta:generator>
  </office:meta>
</office:document-meta>
</file>